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e2b0" officeooo:paragraph-rsid="0018e2b0"/>
    </style:style>
    <style:style style:name="P2" style:family="paragraph" style:parent-style-name="Standard">
      <style:text-properties fo:font-weight="bold" officeooo:rsid="0018e2b0" officeooo:paragraph-rsid="0018e2b0" style:font-weight-asian="bold" style:font-weight-complex="bold"/>
    </style:style>
    <style:style style:name="P3" style:family="paragraph" style:parent-style-name="Standard">
      <style:text-properties fo:font-weight="bold" officeooo:rsid="0017d7a7" officeooo:paragraph-rsid="0017d7a7" style:font-weight-asian="bold" style:font-weight-complex="bold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 fo:font-size="10pt" officeooo:rsid="0017d7a7" style:font-size-asian="10pt"/>
    </style:style>
    <style:style style:name="T3" style:family="text">
      <style:text-properties fo:color="#a020f0" style:font-name="lucidatypewriter" fo:font-size="10pt" style:font-size-asian="10pt"/>
    </style:style>
    <style:style style:name="T4" style:family="text">
      <style:text-properties fo:color="#228b22" style:font-name="lucidatypewriter" fo:font-size="10pt" style:font-size-asian="10pt"/>
    </style:style>
    <style:style style:name="T5" style:family="text">
      <style:text-properties fo:color="#0000ff" style:font-name="lucidatypewriter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ATLAB for problem 1a</text:span></text:p>
      <text:p text:style-name="Standard"><text:span text:style-name="T1">clc</text:span></text:p>
      <text:p text:style-name="Standard"><text:span text:style-name="T1">clear</text:span></text:p>
      <text:p text:style-name="Standard"><text:span text:style-name="T1">close </text:span><text:span text:style-name="T3">all</text:span></text:p>
      <text:p text:style-name="Standard"><text:span text:style-name="T3"><text:s/></text:span></text:p>
      <text:p text:style-name="Standard"><text:span text:style-name="T4">% solve for the equilibria of the system</text:span></text:p>
      <text:p text:style-name="Standard"><text:span text:style-name="T4"><text:s/></text:span></text:p>
      <text:p text:style-name="Standard"><text:span text:style-name="T4">% declare symbolic variabls</text:span></text:p>
      <text:p text:style-name="Standard"><text:span text:style-name="T1">syms </text:span><text:span text:style-name="T3">x1</text:span><text:span text:style-name="T1"> </text:span><text:span text:style-name="T3">x2</text:span></text:p>
      <text:p text:style-name="Standard"><text:span text:style-name="T3"><text:s/></text:span></text:p>
      <text:p text:style-name="Standard"><text:span text:style-name="T4">% define system of equations</text:span></text:p>
      <text:p text:style-name="Standard"><text:span text:style-name="T1">mu = 0;</text:span></text:p>
      <text:p text:style-name="Standard"><text:span text:style-name="T1">eqns = [x2 == 0, (mu - x1^2 - x2^2)*x2 - x1 == 0];</text:span></text:p>
      <text:p text:style-name="Standard"><text:span text:style-name="T1">vars = [x1, x2];</text:span></text:p>
      <text:p text:style-name="Standard"><text:span text:style-name="T1">[</text:span><text:span text:style-name="T2">eqx1</text:span><text:span text:style-name="T1">, </text:span><text:span text:style-name="T2">eqx2</text:span><text:span text:style-name="T1">] = solve(eqns, vars);</text:span></text:p>
      <text:p text:style-name="Standard"><text:span text:style-name="T1"><text:s/></text:span></text:p>
      <text:p text:style-name="Standard"><text:span text:style-name="T4">% display the solutions</text:span></text:p>
      <text:p text:style-name="Standard"><text:span text:style-name="T1">solutions = [</text:span><text:span text:style-name="T2">eqx1</text:span><text:span text:style-name="T1">, </text:span><text:span text:style-name="T2">eqx2</text:span><text:span text:style-name="T1">]</text:span></text:p>
      <text:p text:style-name="Standard"><text:span text:style-name="T1"/></text:p>
      <text:p text:style-name="Standard"><text:span text:style-name="T1"/></text:p>
      <text:p text:style-name="P2"><text:span text:style-name="T1">MATLAB for problem 1b</text:span></text:p>
      <text:p text:style-name="P1"><text:span text:style-name="T1">clc</text:span></text:p>
      <text:p text:style-name="Standard"><text:span text:style-name="T1">clear</text:span></text:p>
      <text:p text:style-name="Standard"><text:span text:style-name="T1">close </text:span><text:span text:style-name="T3">all</text:span></text:p>
      <text:p text:style-name="Standard"><text:span text:style-name="T3"><text:s/></text:span></text:p>
      <text:p text:style-name="Standard"><text:span text:style-name="T4">% define number of grid points</text:span></text:p>
      <text:p text:style-name="Standard"><text:span text:style-name="T1">N = 20;</text:span></text:p>
      <text:p text:style-name="Standard"><text:span text:style-name="T1"><text:s/></text:span></text:p>
      <text:p text:style-name="Standard"><text:span text:style-name="T4">% define our function of differential equaitons</text:span></text:p>
      <text:p text:style-name="Standard"><text:span text:style-name="T4">% f @(t, X) [X1dot; X2dot];</text:span></text:p>
      <text:p text:style-name="Standard"><text:span text:style-name="T1">mu = 1; <text:s/></text:span><text:span text:style-name="T4">% </text:span></text:p>
      <text:p text:style-name="Standard"><text:span text:style-name="T1">f = @(t, X) [X(2); (mu - X(1)^2 - X(2)^2)*X(2) - X(1)];</text:span></text:p>
      <text:p text:style-name="Standard"><text:span text:style-name="T1"><text:s/></text:span></text:p>
      <text:p text:style-name="Standard"><text:span text:style-name="T4">% create a grid where we will evaluate the function derivatives</text:span></text:p>
      <text:p text:style-name="Standard"><text:span text:style-name="T1">x1 = linspace(-2, 2, N); <text:s/></text:span><text:span text:style-name="T4">% from -5 to 5 on the x1 axis with N points</text:span></text:p>
      <text:p text:style-name="Standard"><text:span text:style-name="T1">x2 = linspace(-2, 2, N); <text:s/></text:span><text:span text:style-name="T4">% same^</text:span></text:p>
      <text:p text:style-name="Standard"><text:span text:style-name="T4"><text:s/></text:span></text:p>
      <text:p text:style-name="Standard"><text:span text:style-name="T4">% create a meshgrid (two NxN matrices), one for all the x values on the</text:span></text:p>
      <text:p text:style-name="Standard"><text:span text:style-name="T4">% grid and one for all the y values on the grid</text:span></text:p>
      <text:p text:style-name="Standard"><text:span text:style-name="T1">[x,y] = meshgrid(x1,x2);</text:span></text:p>
      <text:p text:style-name="Standard"><text:span text:style-name="T1"><text:s/></text:span></text:p>
      <text:p text:style-name="Standard"><text:span text:style-name="T4">% create u matrix to hold values of X1dot at each x and y position in the</text:span></text:p>
      <text:p text:style-name="Standard"><text:span text:style-name="T4">% grid</text:span></text:p>
      <text:p text:style-name="Standard"><text:span text:style-name="T1">u = zeros(size(x));</text:span></text:p>
      <text:p text:style-name="Standard"><text:span text:style-name="T4">% create v matrix to hold values of X2dot at each x and y position in the</text:span></text:p>
      <text:p text:style-name="Standard"><text:span text:style-name="T4">% grid</text:span></text:p>
      <text:p text:style-name="Standard"><text:span text:style-name="T1">v = zeros(size(y));</text:span></text:p>
      <text:p text:style-name="Standard"><text:span text:style-name="T1"><text:s/></text:span></text:p>
      <text:p text:style-name="Standard"><text:span text:style-name="T4">% evaluate the Xdot at each point in the grid</text:span></text:p>
      <text:p text:style-name="Standard"><text:span text:style-name="T1">t=0; <text:s/></text:span></text:p>
      <text:p text:style-name="Standard"><text:span text:style-name="T5">for</text:span><text:span text:style-name="T1"> i = 1:numel(x)</text:span></text:p>
      <text:p text:style-name="Standard"><text:span text:style-name="T1"><text:s text:c="4"/>Xdot = f(t, [x(i); y(i)]);</text:span></text:p>
      <text:p text:style-name="Standard"><text:span text:style-name="T1"><text:s text:c="4"/>u(i) = Xdot(1);</text:span></text:p>
      <text:p text:style-name="Standard"><text:span text:style-name="T1"><text:s text:c="4"/>v(i) = Xdot(2);</text:span></text:p>
      <text:p text:style-name="Standard"><text:span text:style-name="T5">end</text:span></text:p>
      <text:p text:style-name="Standard"><text:span text:style-name="T5"><text:s/></text:span></text:p>
      <text:p text:style-name="Standard"><text:span text:style-name="T5"><text:s/></text:span></text:p>
      <text:p text:style-name="Standard"><text:span text:style-name="T4">% plot phase plot using quiver</text:span></text:p>
      <text:p text:style-name="Standard"><text:soft-page-break/><text:span text:style-name="T1">figure(1), clf</text:span></text:p>
      <text:p text:style-name="Standard"><text:span text:style-name="T1">quiver(x,y,u,v,</text:span><text:span text:style-name="T3">'b'</text:span><text:span text:style-name="T1">, </text:span><text:span text:style-name="T3">'AutoScaleFactor'</text:span><text:span text:style-name="T1">, 2.0);</text:span></text:p>
      <text:p text:style-name="Standard"><text:span text:style-name="T1">xlabel(</text:span><text:span text:style-name="T3">'x1'</text:span><text:span text:style-name="T1">)</text:span></text:p>
      <text:p text:style-name="Standard"><text:span text:style-name="T1">ylabel(</text:span><text:span text:style-name="T3">'x2'</text:span><text:span text:style-name="T1">)</text:span></text:p>
      <text:p text:style-name="Standard"><text:span text:style-name="T1">title(</text:span><text:span text:style-name="T3">'phase plot mu = 1'</text:span><text:span text:style-name="T1">)</text:span></text:p>
      <text:p text:style-name="Standard"><text:span text:style-name="T1">axis </text:span><text:span text:style-name="T3">tight</text:span><text:span text:style-name="T1"> </text:span><text:span text:style-name="T3">equal</text:span><text:span text:style-name="T1">;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4">% plot solutions on plot</text:span></text:p>
      <text:p text:style-name="Standard"><text:span text:style-name="T1">hold </text:span><text:span text:style-name="T3">on</text:span></text:p>
      <text:p text:style-name="Standard"><text:span text:style-name="T1">X0 = [1, 1]'; <text:s/></text:span><text:span text:style-name="T4">% define initial x1 and x2 locations</text:span></text:p>
      <text:p text:style-name="Standard"><text:span text:style-name="T1">tspan = [0, 100]; <text:s/></text:span><text:span text:style-name="T4">% lets see solutions from time t = 0 to 10</text:span></text:p>
      <text:p text:style-name="Standard"><text:span text:style-name="T4"><text:s/></text:span></text:p>
      <text:p text:style-name="Standard"><text:span text:style-name="T4">% solve using ode45</text:span></text:p>
      <text:p text:style-name="Standard"><text:span text:style-name="T1">[ts, xs] = ode45(f, tspan, X0);</text:span></text:p>
      <text:p text:style-name="Standard"><text:span text:style-name="T1">plot(xs(:,1), xs(:,2), </text:span><text:span text:style-name="T3">'g'</text:span><text:span text:style-name="T1">)</text:span></text:p>
      <text:p text:style-name="Standard"><text:span text:style-name="T1">plot(xs(1,1),xs(1,2),</text:span><text:span text:style-name="T3">'go'</text:span><text:span text:style-name="T1">) </text:span><text:span text:style-name="T4">% starting point</text:span></text:p>
      <text:p text:style-name="Standard"><text:span text:style-name="T1">plot(xs(end,1),xs(end,2),</text:span><text:span text:style-name="T3">'r*'</text:span><text:span text:style-name="T1">) </text:span><text:span text:style-name="T4">% ending point</text:span></text:p>
      <text:p text:style-name="Standard"><text:span text:style-name="T4"><text:s/></text:span></text:p>
      <text:p text:style-name="Standard"><text:span text:style-name="T1">[ts, xs] = ode45(f, tspan, [0.5; -1]);</text:span></text:p>
      <text:p text:style-name="Standard"><text:span text:style-name="T1">plot(xs(:,1), xs(:,2), </text:span><text:span text:style-name="T3">'g'</text:span><text:span text:style-name="T1">)</text:span></text:p>
      <text:p text:style-name="Standard"><text:span text:style-name="T1">plot(xs(1,1),xs(1,2),</text:span><text:span text:style-name="T3">'go'</text:span><text:span text:style-name="T1">) </text:span><text:span text:style-name="T4">% starting point</text:span></text:p>
      <text:p text:style-name="Standard"><text:span text:style-name="T1">plot(xs(end,1),xs(end,2),</text:span><text:span text:style-name="T3">'r*'</text:span><text:span text:style-name="T1">) </text:span><text:span text:style-name="T4">% ending point</text:span></text:p>
      <text:p text:style-name="Standard"><text:span text:style-name="T4"><text:s/></text:span></text:p>
      <text:p text:style-name="Standard"><text:span text:style-name="T1">[ts, xs] = ode45(f, tspan, [-1.75; -0.5]);</text:span></text:p>
      <text:p text:style-name="Standard"><text:span text:style-name="T1">plot(xs(:,1), xs(:,2), </text:span><text:span text:style-name="T3">'g'</text:span><text:span text:style-name="T1">)</text:span></text:p>
      <text:p text:style-name="Standard"><text:span text:style-name="T1">plot(xs(1,1),xs(1,2),</text:span><text:span text:style-name="T3">'go'</text:span><text:span text:style-name="T1">) </text:span><text:span text:style-name="T4">% starting point</text:span></text:p>
      <text:p text:style-name="Standard"><text:span text:style-name="T1">plot(xs(end,1),xs(end,2),</text:span><text:span text:style-name="T3">'r*'</text:span><text:span text:style-name="T1">) </text:span><text:span text:style-name="T4">% ending point</text:span></text:p>
      <text:p text:style-name="Standard"><text:span text:style-name="T4"><text:s/></text:span></text:p>
      <text:p text:style-name="Standard"><text:span text:style-name="T1">[ts, xs] = ode45(f, tspan, [-0.5; 1.5]);</text:span></text:p>
      <text:p text:style-name="Standard"><text:span text:style-name="T1">plot(xs(:,1), xs(:,2), </text:span><text:span text:style-name="T3">'g'</text:span><text:span text:style-name="T1">)</text:span></text:p>
      <text:p text:style-name="Standard"><text:span text:style-name="T1">plot(xs(1,1),xs(1,2),</text:span><text:span text:style-name="T3">'go'</text:span><text:span text:style-name="T1">) </text:span><text:span text:style-name="T4">% starting point</text:span></text:p>
      <text:p text:style-name="Standard"><text:span text:style-name="T1">plot(xs(end,1),xs(end,2),</text:span><text:span text:style-name="T3">'r*'</text:span><text:span text:style-name="T1">) </text:span><text:span text:style-name="T4">% ending point</text:span></text:p>
      <text:p text:style-name="Standard"><text:span text:style-name="T4"><text:s/></text:span></text:p>
      <text:p text:style-name="Standard"><text:span text:style-name="T1">[ts, xs] = ode45(f, tspan, [0.1; 0.1]);</text:span></text:p>
      <text:p text:style-name="Standard"><text:span text:style-name="T1">plot(xs(:,1), xs(:,2), </text:span><text:span text:style-name="T3">'g'</text:span><text:span text:style-name="T1">)</text:span></text:p>
      <text:p text:style-name="Standard"><text:span text:style-name="T1">plot(xs(1,1),xs(1,2),</text:span><text:span text:style-name="T3">'go'</text:span><text:span text:style-name="T1">) </text:span><text:span text:style-name="T4">% starting point</text:span></text:p>
      <text:p text:style-name="Standard"><text:span text:style-name="T1">plot(xs(end,1),xs(end,2),</text:span><text:span text:style-name="T3">'r*'</text:span><text:span text:style-name="T1">) </text:span><text:span text:style-name="T4">% ending point</text:span></text:p>
      <text:p text:style-name="Standard"><text:span text:style-name="T4"><text:s/></text:span></text:p>
      <text:p text:style-name="Standard"/>
      <text:p text:style-name="P1"><text:span text:style-name="T1"/></text:p>
      <text:p text:style-name="P1"><text:span text:style-name="T1"/></text:p>
      <text:p text:style-name="Standard"><text:span text:style-name="T1"><text:s/></text:span></text:p>
      <text:p text:style-name="Standard"><text:span text:style-name="T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7:50:48.806572905</meta:creation-date>
    <dc:date>2018-03-08T17:54:12.964296300</dc:date>
    <meta:editing-duration>PT3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96" meta:word-count="391" meta:character-count="2257" meta:non-whitespace-character-count="1900"/>
  </office:meta>
</office:document-meta>
</file>